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70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 style:data-style-name="N70"/>
    <style:style style:name="ce8" style:family="table-cell" style:parent-style-name="Default" style:data-style-name="N7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2209.904975" calcext:value-type="float">
            <text:p>32209.904975</text:p>
          </table:table-cell>
          <table:table-cell table:formula="of:=[.H2]/24/365" office:value-type="float" office:value="3.67692979166667" calcext:value-type="float">
            <text:p>3.6769297916666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01389" calcext:value-type="float">
            <text:p>46.01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9.20028" calcext:value-type="float">
            <text:p>49.2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35" calcext:value-type="float">
            <text:p>43.83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54" calcext:value-type="float">
            <text:p>44.5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6806" calcext:value-type="float">
            <text:p>43.06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2667" calcext:value-type="float">
            <text:p>43.82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5556" calcext:value-type="float">
            <text:p>43.0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18139" calcext:value-type="float">
            <text:p>44.18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9" calcext:value-type="float">
            <text:p>43.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9139" calcext:value-type="float">
            <text:p>44.49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4806" calcext:value-type="float">
            <text:p>44.44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47111" calcext:value-type="float">
            <text:p>42.47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9056" calcext:value-type="float">
            <text:p>47.2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7028" calcext:value-type="float">
            <text:p>41.6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0444" calcext:value-type="float">
            <text:p>42.60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375" calcext:value-type="float">
            <text:p>44.43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6389" calcext:value-type="float">
            <text:p>41.26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7028" calcext:value-type="float">
            <text:p>41.0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90389" calcext:value-type="float">
            <text:p>44.90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87944" calcext:value-type="float">
            <text:p>46.87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15222" calcext:value-type="float">
            <text:p>45.15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7.34528" calcext:value-type="float">
            <text:p>37.34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7861" calcext:value-type="float">
            <text:p>43.37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6944" calcext:value-type="float">
            <text:p>43.36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MISSING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10" office:value-type="string" calcext:value-type="string">
            <text:p><text:s/></text:p>
          </table:table-cell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425" calcext:value-type="float">
            <text:p>45.94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94417" calcext:value-type="float">
            <text:p>39.94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2833" calcext:value-type="float">
            <text:p>46.92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65694" calcext:value-type="float">
            <text:p>39.6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88861" calcext:value-type="float">
            <text:p>42.88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3778" calcext:value-type="float">
            <text:p>47.237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0306" calcext:value-type="float">
            <text:p>47.2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1556" calcext:value-type="float">
            <text:p>46.91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73611" calcext:value-type="float">
            <text:p>42.736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21806" calcext:value-type="float">
            <text:p>43.21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03" calcext:value-type="float">
            <text:p>38.0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17528" calcext:value-type="float">
            <text:p>38.17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44056" calcext:value-type="float">
            <text:p>43.4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49056" calcext:value-type="float">
            <text:p>45.4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69028" calcext:value-type="float">
            <text:p>45.69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9806" calcext:value-type="float">
            <text:p>41.69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10944" calcext:value-type="float">
            <text:p>47.10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5806" calcext:value-type="float">
            <text:p>47.25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61944" calcext:value-type="float">
            <text:p>44.61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60028" calcext:value-type="float">
            <text:p>38.6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56722" calcext:value-type="float">
            <text:p>38.567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24056" calcext:value-type="float">
            <text:p>46.2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30194" calcext:value-type="float">
            <text:p>41.3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50194" calcext:value-type="float">
            <text:p>43.5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8972" calcext:value-type="float">
            <text:p>44.78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1889" calcext:value-type="float">
            <text:p>42.61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90889" calcext:value-type="float">
            <text:p>48.90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2" calcext:value-type="float">
            <text:p>41.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8.26417" calcext:value-type="float">
            <text:p>58.26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925" calcext:value-type="float">
            <text:p>47.49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1083" calcext:value-type="float">
            <text:p>31.7108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67833" calcext:value-type="float">
            <text:p>46.67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5028" calcext:value-type="float">
            <text:p>31.75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25694" calcext:value-type="float">
            <text:p>31.2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08417" calcext:value-type="float">
            <text:p>45.08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31861" calcext:value-type="float">
            <text:p>32.31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4.93306" calcext:value-type="float">
            <text:p>34.93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76167" calcext:value-type="float">
            <text:p>32.76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10278" calcext:value-type="float">
            <text:p>41.102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83139" calcext:value-type="float">
            <text:p>45.83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0275" calcext:value-type="float">
            <text:p>57.02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9861" calcext:value-type="float">
            <text:p>43.09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5.87167" calcext:value-type="float">
            <text:p>35.87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55" calcext:value-type="float">
            <text:p>41.05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7472" calcext:value-type="float">
            <text:p>43.074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65556" calcext:value-type="float">
            <text:p>57.6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65861" calcext:value-type="float">
            <text:p>50.65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76444" calcext:value-type="float">
            <text:p>45.76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4667" calcext:value-type="float">
            <text:p>41.44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1.92889" calcext:value-type="float">
            <text:p>51.92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0306" calcext:value-type="float">
            <text:p>47.4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6333" calcext:value-type="float">
            <text:p>41.463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3556" calcext:value-type="float">
            <text:p>45.93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56222" calcext:value-type="float">
            <text:p>48.56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2417" calcext:value-type="float">
            <text:p>44.72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5111" calcext:value-type="float">
            <text:p>41.65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972" calcext:value-type="float">
            <text:p>33.64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3917" calcext:value-type="float">
            <text:p>45.639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9944" calcext:value-type="float">
            <text:p>43.09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4" calcext:value-type="float">
            <text:p>8923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3639" calcext:value-type="float">
            <text:p>42.93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5" calcext:value-type="float">
            <text:p>8923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5222" calcext:value-type="float">
            <text:p>43.55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6" calcext:value-type="float">
            <text:p>8923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5167" calcext:value-type="float">
            <text:p>48.05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7" calcext:value-type="float">
            <text:p>8923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2944" calcext:value-type="float">
            <text:p>44.12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8" calcext:value-type="float">
            <text:p>8923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3333" calcext:value-type="float">
            <text:p>49.23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9" calcext:value-type="float">
            <text:p>8923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806" calcext:value-type="float">
            <text:p>46.56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0" calcext:value-type="float">
            <text:p>8923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2583" calcext:value-type="float">
            <text:p>43.82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1" calcext:value-type="float">
            <text:p>8923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2225" calcext:value-type="float">
            <text:p>44.22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2" calcext:value-type="float">
            <text:p>8923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84583" calcext:value-type="float">
            <text:p>44.84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3" calcext:value-type="float">
            <text:p>8923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1806" calcext:value-type="float">
            <text:p>47.1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4" calcext:value-type="float">
            <text:p>8923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528" calcext:value-type="float">
            <text:p>49.79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5" calcext:value-type="float">
            <text:p>8923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4028" calcext:value-type="float">
            <text:p>44.74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6" calcext:value-type="float">
            <text:p>8923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985" calcext:value-type="float">
            <text:p>33.98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7" calcext:value-type="float">
            <text:p>8923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4194" calcext:value-type="float">
            <text:p>32.44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8" calcext:value-type="float">
            <text:p>8923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8417" calcext:value-type="float">
            <text:p>45.884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9" calcext:value-type="float">
            <text:p>8923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7917" calcext:value-type="float">
            <text:p>44.77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0" calcext:value-type="float">
            <text:p>8923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4167" calcext:value-type="float">
            <text:p>50.5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1" calcext:value-type="float">
            <text:p>8923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389" calcext:value-type="float">
            <text:p>44.0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2" calcext:value-type="float">
            <text:p>8923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806" calcext:value-type="float">
            <text:p>41.94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3" calcext:value-type="float">
            <text:p>8923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972" calcext:value-type="float">
            <text:p>48.349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4" calcext:value-type="float">
            <text:p>8923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95111" calcext:value-type="float">
            <text:p>34.95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5" calcext:value-type="float">
            <text:p>8923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556" calcext:value-type="float">
            <text:p>32.15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6" calcext:value-type="float">
            <text:p>8923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55" calcext:value-type="float">
            <text:p>38.9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7" calcext:value-type="float">
            <text:p>89232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7833" calcext:value-type="float">
            <text:p>45.07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8" calcext:value-type="float">
            <text:p>89232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9444" calcext:value-type="float">
            <text:p>32.3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9" calcext:value-type="float">
            <text:p>89232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56333" calcext:value-type="float">
            <text:p>45.56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0" calcext:value-type="float">
            <text:p>89232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611" calcext:value-type="float">
            <text:p>42.196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1" calcext:value-type="float">
            <text:p>89232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556" calcext:value-type="float">
            <text:p>42.39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2" calcext:value-type="float">
            <text:p>89232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6444" calcext:value-type="float">
            <text:p>44.56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3" calcext:value-type="float">
            <text:p>89232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333" calcext:value-type="float">
            <text:p>45.82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4" calcext:value-type="float">
            <text:p>89232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3167" calcext:value-type="float">
            <text:p>45.93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5" calcext:value-type="float">
            <text:p>89232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7028" calcext:value-type="float">
            <text:p>39.9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6" calcext:value-type="float">
            <text:p>89232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694" calcext:value-type="float">
            <text:p>49.35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7" calcext:value-type="float">
            <text:p>89232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083" calcext:value-type="float">
            <text:p>42.19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8" calcext:value-type="float">
            <text:p>89232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05278" calcext:value-type="float">
            <text:p>53.05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9" calcext:value-type="float">
            <text:p>89232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2722" calcext:value-type="float">
            <text:p>47.12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0" calcext:value-type="float">
            <text:p>89232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8806" calcext:value-type="float">
            <text:p>49.78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1" calcext:value-type="float">
            <text:p>89232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60056" calcext:value-type="float">
            <text:p>38.60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2" calcext:value-type="float">
            <text:p>89232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583" calcext:value-type="float">
            <text:p>40.93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3" calcext:value-type="float">
            <text:p>89232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472" calcext:value-type="float">
            <text:p>40.93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4" calcext:value-type="float">
            <text:p>89232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2" calcext:value-type="float">
            <text:p>32.3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5" calcext:value-type="float">
            <text:p>89232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7625" calcext:value-type="float">
            <text:p>40.76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6" calcext:value-type="float">
            <text:p>89232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1806" calcext:value-type="float">
            <text:p>41.0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7" calcext:value-type="float">
            <text:p>89232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9444" calcext:value-type="float">
            <text:p>32.8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8" calcext:value-type="float">
            <text:p>89232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722" calcext:value-type="float">
            <text:p>32.33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9" calcext:value-type="float">
            <text:p>89232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1444" calcext:value-type="float">
            <text:p>45.2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0" calcext:value-type="float">
            <text:p>89232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16194" calcext:value-type="float">
            <text:p>45.16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1" calcext:value-type="float">
            <text:p>89232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4306" calcext:value-type="float">
            <text:p>42.84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2" calcext:value-type="float">
            <text:p>89232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9333" calcext:value-type="float">
            <text:p>49.59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3" calcext:value-type="float">
            <text:p>89232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32056" calcext:value-type="float">
            <text:p>52.32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4" calcext:value-type="float">
            <text:p>89232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667" calcext:value-type="float">
            <text:p>46.56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5" calcext:value-type="float">
            <text:p>89232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6917" calcext:value-type="float">
            <text:p>46.3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6" calcext:value-type="float">
            <text:p>89232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5528" calcext:value-type="float">
            <text:p>45.05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7" calcext:value-type="float">
            <text:p>89232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8" calcext:value-type="float">
            <text:p>47.4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8" calcext:value-type="float">
            <text:p>89232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6944" calcext:value-type="float">
            <text:p>47.46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9" calcext:value-type="float">
            <text:p>89232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20306" calcext:value-type="float">
            <text:p>48.20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0" calcext:value-type="float">
            <text:p>89232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2694" calcext:value-type="float">
            <text:p>42.92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1" calcext:value-type="float">
            <text:p>89232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583" calcext:value-type="float">
            <text:p>49.57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2" calcext:value-type="float">
            <text:p>89232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7028" calcext:value-type="float">
            <text:p>47.3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3" calcext:value-type="float">
            <text:p>89232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5833" calcext:value-type="float">
            <text:p>44.05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4" calcext:value-type="float">
            <text:p>89232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7389" calcext:value-type="float">
            <text:p>44.37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5" calcext:value-type="float">
            <text:p>89232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861" calcext:value-type="float">
            <text:p>42.83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6" calcext:value-type="float">
            <text:p>89232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14167" calcext:value-type="float">
            <text:p>38.1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7" calcext:value-type="float">
            <text:p>89232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4139" calcext:value-type="float">
            <text:p>49.74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8" calcext:value-type="float">
            <text:p>89232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7722" calcext:value-type="float">
            <text:p>42.5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9" calcext:value-type="float">
            <text:p>89232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7639" calcext:value-type="float">
            <text:p>46.97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0" calcext:value-type="float">
            <text:p>89233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861" calcext:value-type="float">
            <text:p>46.58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1" calcext:value-type="float">
            <text:p>89233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556" calcext:value-type="float">
            <text:p>46.58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2" calcext:value-type="float">
            <text:p>89233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4556" calcext:value-type="float">
            <text:p>40.54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3" calcext:value-type="float">
            <text:p>89233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2778" calcext:value-type="float">
            <text:p>40.52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4" calcext:value-type="float">
            <text:p>8923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667" calcext:value-type="float">
            <text:p>50.45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5" calcext:value-type="float">
            <text:p>89233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111" calcext:value-type="float">
            <text:p>50.02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6" calcext:value-type="float">
            <text:p>89233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6278" calcext:value-type="float">
            <text:p>53.56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7" calcext:value-type="float">
            <text:p>89233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47722" calcext:value-type="float">
            <text:p>52.4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8" calcext:value-type="float">
            <text:p>89233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55" calcext:value-type="float">
            <text:p>40.3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9" calcext:value-type="float">
            <text:p>89233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21306" calcext:value-type="float">
            <text:p>34.21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0" calcext:value-type="float">
            <text:p>89233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667" calcext:value-type="float">
            <text:p>32.09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1" calcext:value-type="float">
            <text:p>89233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375" calcext:value-type="float">
            <text:p>50.73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2" calcext:value-type="float">
            <text:p>89233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4778" calcext:value-type="float">
            <text:p>44.04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3" calcext:value-type="float">
            <text:p>89233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475" calcext:value-type="float">
            <text:p>44.34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4" calcext:value-type="float">
            <text:p>89233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6917" calcext:value-type="float">
            <text:p>43.0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5" calcext:value-type="float">
            <text:p>89233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5889" calcext:value-type="float">
            <text:p>45.4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6" calcext:value-type="float">
            <text:p>89233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8944" calcext:value-type="float">
            <text:p>44.78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7" calcext:value-type="float">
            <text:p>89233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1444" calcext:value-type="float">
            <text:p>41.9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8" calcext:value-type="float">
            <text:p>89233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60833" calcext:value-type="float">
            <text:p>44.60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9" calcext:value-type="float">
            <text:p>89233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1917" calcext:value-type="float">
            <text:p>43.01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0" calcext:value-type="float">
            <text:p>89233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9694" calcext:value-type="float">
            <text:p>42.99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1" calcext:value-type="float">
            <text:p>89233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7111" calcext:value-type="float">
            <text:p>49.67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2" calcext:value-type="float">
            <text:p>89233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6722" calcext:value-type="float">
            <text:p>38.96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3" calcext:value-type="float">
            <text:p>89233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8833" calcext:value-type="float">
            <text:p>49.18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4" calcext:value-type="float">
            <text:p>89233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889" calcext:value-type="float">
            <text:p>39.76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5" calcext:value-type="float">
            <text:p>89233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1389" calcext:value-type="float">
            <text:p>43.3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6" calcext:value-type="float">
            <text:p>89233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472" calcext:value-type="float">
            <text:p>39.76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7" calcext:value-type="float">
            <text:p>89233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56" calcext:value-type="float">
            <text:p>32.13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8" calcext:value-type="float">
            <text:p>89233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89" calcext:value-type="float">
            <text:p>32.1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9" calcext:value-type="float">
            <text:p>89233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5" calcext:value-type="float">
            <text:p>32.18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0" calcext:value-type="float">
            <text:p>89233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139" calcext:value-type="float">
            <text:p>32.05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1" calcext:value-type="float">
            <text:p>89233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222" calcext:value-type="float">
            <text:p>32.16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2" calcext:value-type="float">
            <text:p>89233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861" calcext:value-type="float">
            <text:p>32.16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3" calcext:value-type="float">
            <text:p>89233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83" calcext:value-type="float">
            <text:p>32.13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4" calcext:value-type="float">
            <text:p>89233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2" calcext:value-type="float">
            <text:p>9084632</text:p>
          </table:table-cell>
          <table:table-cell/>
          <table:table-cell office:value-type="string" calcext:value-type="string">
            <text:p>TO LONG!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3" calcext:value-type="float">
            <text:p>90846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4" calcext:value-type="float">
            <text:p>90846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5" calcext:value-type="float">
            <text:p>90846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6" calcext:value-type="float">
            <text:p>90846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7" calcext:value-type="float">
            <text:p>90846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8" calcext:value-type="float">
            <text:p>90846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9" calcext:value-type="float">
            <text:p>90846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40" calcext:value-type="float">
            <text:p>90846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4:00:31.910954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09T14:01:56.353512801</dc:date>
    <meta:editing-duration>P5DT19H1M49S</meta:editing-duration>
    <meta:editing-cycles>250</meta:editing-cycles>
    <meta:document-statistic meta:table-count="1" meta:cell-count="9385" meta:object-count="0"/>
  </office:meta>
</office:document-meta>
</file>